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ght_loss" table:style-name="ta1">
        <table:shapes>
          <draw:frame draw:z-index="0" draw:style-name="gr1" draw:text-style-name="P1" svg:width="453.51pt" svg:height="255.09pt" svg:x="368.31pt" svg:y="2.83pt">
            <loext:p draw:notify-on-update-of-ranges="light_loss.E1:light_loss.E1 light_loss.E2:light_loss.E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4.03pt" svg:height="255.26pt" svg:x="362.89pt" svg:y="272.55pt">
            <loext:p draw:notify-on-update-of-ranges="light_loss.C1:light_loss.C1 light_loss.C2:light_loss.C6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test_epoch</text:p>
          </table:table-cell>
          <table:table-cell office:value-type="string" calcext:value-type="string">
            <text:p>test_loss</text:p>
          </table:table-cell>
          <table:table-cell office:value-type="string" calcext:value-type="string">
            <text:p>train_epoch</text:p>
          </table:table-cell>
          <table:table-cell office:value-type="string" calcext:value-type="string">
            <text:p>train_lo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232965228648898" calcext:value-type="float">
            <text:p>2.32965228648898E-06</text:p>
          </table:table-cell>
          <table:table-cell office:value-type="float" office:value="1" calcext:value-type="float">
            <text:p>1</text:p>
          </table:table-cell>
          <table:table-cell office:value-type="float" office:value="0.000117006366968278" calcext:value-type="float">
            <text:p>0.00011700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201018755539198" calcext:value-type="float">
            <text:p>2.01018755539198E-06</text:p>
          </table:table-cell>
          <table:table-cell office:value-type="float" office:value="2" calcext:value-type="float">
            <text:p>2</text:p>
          </table:table-cell>
          <table:table-cell office:value-type="float" office:value="0.0000312194689784894" calcext:value-type="float">
            <text:p>3.12194689784894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23266846088276" calcext:value-type="float">
            <text:p>2.3266846088276E-06</text:p>
          </table:table-cell>
          <table:table-cell office:value-type="float" office:value="3" calcext:value-type="float">
            <text:p>3</text:p>
          </table:table-cell>
          <table:table-cell office:value-type="float" office:value="0.0000319975260401821" calcext:value-type="float">
            <text:p>3.19975260401821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207876258144268" calcext:value-type="float">
            <text:p>2.07876258144268E-06</text:p>
          </table:table-cell>
          <table:table-cell office:value-type="float" office:value="4" calcext:value-type="float">
            <text:p>4</text:p>
          </table:table-cell>
          <table:table-cell office:value-type="float" office:value="0.0000338746427961252" calcext:value-type="float">
            <text:p>3.38746427961252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00203338933764109" calcext:value-type="float">
            <text:p>2.03338933764109E-06</text:p>
          </table:table-cell>
          <table:table-cell office:value-type="float" office:value="5" calcext:value-type="float">
            <text:p>5</text:p>
          </table:table-cell>
          <table:table-cell office:value-type="float" office:value="0.0000317850610918981" calcext:value-type="float">
            <text:p>3.17850610918981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200437463097619" calcext:value-type="float">
            <text:p>2.00437463097619E-06</text:p>
          </table:table-cell>
          <table:table-cell office:value-type="float" office:value="6" calcext:value-type="float">
            <text:p>6</text:p>
          </table:table-cell>
          <table:table-cell office:value-type="float" office:value="0.0000301432081253748" calcext:value-type="float">
            <text:p>3.01432081253748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00000201753906736508" calcext:value-type="float">
            <text:p>2.01753906736508E-06</text:p>
          </table:table-cell>
          <table:table-cell office:value-type="float" office:value="7" calcext:value-type="float">
            <text:p>7</text:p>
          </table:table-cell>
          <table:table-cell office:value-type="float" office:value="0.0000313207190887932" calcext:value-type="float">
            <text:p>3.13207190887932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00000201193614563227" calcext:value-type="float">
            <text:p>2.01193614563227E-06</text:p>
          </table:table-cell>
          <table:table-cell office:value-type="float" office:value="8" calcext:value-type="float">
            <text:p>8</text:p>
          </table:table-cell>
          <table:table-cell office:value-type="float" office:value="0.0000294105592738867" calcext:value-type="float">
            <text:p>2.94105592738867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0000204377448752513" calcext:value-type="float">
            <text:p>2.04377448752513E-06</text:p>
          </table:table-cell>
          <table:table-cell office:value-type="float" office:value="9" calcext:value-type="float">
            <text:p>9</text:p>
          </table:table-cell>
          <table:table-cell office:value-type="float" office:value="0.0000307541433361949" calcext:value-type="float">
            <text:p>3.07541433361949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0000201516738376455" calcext:value-type="float">
            <text:p>2.01516738376455E-06</text:p>
          </table:table-cell>
          <table:table-cell office:value-type="float" office:value="10" calcext:value-type="float">
            <text:p>10</text:p>
          </table:table-cell>
          <table:table-cell office:value-type="float" office:value="0.0000286999660895053" calcext:value-type="float">
            <text:p>0.00002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0000020675430972231" calcext:value-type="float">
            <text:p>2.0675430972231E-06</text:p>
          </table:table-cell>
          <table:table-cell office:value-type="float" office:value="11" calcext:value-type="float">
            <text:p>11</text:p>
          </table:table-cell>
          <table:table-cell office:value-type="float" office:value="0.0000284843700097104" calcext:value-type="float">
            <text:p>2.84843700097104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.00000198771156581393" calcext:value-type="float">
            <text:p>1.98771156581393E-06</text:p>
          </table:table-cell>
          <table:table-cell office:value-type="float" office:value="12" calcext:value-type="float">
            <text:p>12</text:p>
          </table:table-cell>
          <table:table-cell office:value-type="float" office:value="0.0000278251719625445" calcext:value-type="float">
            <text:p>2.78251719625445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.00000202605886841755" calcext:value-type="float">
            <text:p>2.02605886841755E-06</text:p>
          </table:table-cell>
          <table:table-cell office:value-type="float" office:value="13" calcext:value-type="float">
            <text:p>13</text:p>
          </table:table-cell>
          <table:table-cell office:value-type="float" office:value="0.0000269005391232266" calcext:value-type="float">
            <text:p>2.69005391232266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.00000199426370051367" calcext:value-type="float">
            <text:p>1.99426370051367E-06</text:p>
          </table:table-cell>
          <table:table-cell office:value-type="float" office:value="14" calcext:value-type="float">
            <text:p>14</text:p>
          </table:table-cell>
          <table:table-cell office:value-type="float" office:value="0.0000264381959934766" calcext:value-type="float">
            <text:p>2.64381959934766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.00000201900574746428" calcext:value-type="float">
            <text:p>0.000002019</text:p>
          </table:table-cell>
          <table:table-cell office:value-type="float" office:value="15" calcext:value-type="float">
            <text:p>15</text:p>
          </table:table-cell>
          <table:table-cell office:value-type="float" office:value="0.0000275269310719246" calcext:value-type="float">
            <text:p>2.75269310719246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.00000202366273080688" calcext:value-type="float">
            <text:p>2.02366273080688E-06</text:p>
          </table:table-cell>
          <table:table-cell office:value-type="float" office:value="16" calcext:value-type="float">
            <text:p>16</text:p>
          </table:table-cell>
          <table:table-cell office:value-type="float" office:value="0.0000254071302220428" calcext:value-type="float">
            <text:p>2.54071302220428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.00000200690819911861" calcext:value-type="float">
            <text:p>2.00690819911861E-06</text:p>
          </table:table-cell>
          <table:table-cell office:value-type="float" office:value="17" calcext:value-type="float">
            <text:p>17</text:p>
          </table:table-cell>
          <table:table-cell office:value-type="float" office:value="0.0000244493895103677" calcext:value-type="float">
            <text:p>2.44493895103677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.000002043582924291" calcext:value-type="float">
            <text:p>2.043582924291E-06</text:p>
          </table:table-cell>
          <table:table-cell office:value-type="float" office:value="18" calcext:value-type="float">
            <text:p>18</text:p>
          </table:table-cell>
          <table:table-cell office:value-type="float" office:value="0.0000217334792476411" calcext:value-type="float">
            <text:p>2.17334792476411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.00000211157737005115" calcext:value-type="float">
            <text:p>2.11157737005115E-06</text:p>
          </table:table-cell>
          <table:table-cell office:value-type="float" office:value="19" calcext:value-type="float">
            <text:p>19</text:p>
          </table:table-cell>
          <table:table-cell office:value-type="float" office:value="0.000020251345705444" calcext:value-type="float">
            <text:p>2.0251345705444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00000204080485405908" calcext:value-type="float">
            <text:p>2.04080485405908E-06</text:p>
          </table:table-cell>
          <table:table-cell office:value-type="float" office:value="20" calcext:value-type="float">
            <text:p>20</text:p>
          </table:table-cell>
          <table:table-cell office:value-type="float" office:value="0.0000216316599745768" calcext:value-type="float">
            <text:p>2.16316599745768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.00000205707336234436" calcext:value-type="float">
            <text:p>2.05707336234436E-06</text:p>
          </table:table-cell>
          <table:table-cell office:value-type="float" office:value="21" calcext:value-type="float">
            <text:p>21</text:p>
          </table:table-cell>
          <table:table-cell office:value-type="float" office:value="0.000019365752929448" calcext:value-type="float">
            <text:p>1.9365752929448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0.00000207863320427998" calcext:value-type="float">
            <text:p>2.07863320427998E-06</text:p>
          </table:table-cell>
          <table:table-cell office:value-type="float" office:value="22" calcext:value-type="float">
            <text:p>22</text:p>
          </table:table-cell>
          <table:table-cell office:value-type="float" office:value="0.0000198400083270988" calcext:value-type="float">
            <text:p>0.000019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0.00000202662391948236" calcext:value-type="float">
            <text:p>2.02662391948236E-06</text:p>
          </table:table-cell>
          <table:table-cell office:value-type="float" office:value="23" calcext:value-type="float">
            <text:p>23</text:p>
          </table:table-cell>
          <table:table-cell office:value-type="float" office:value="0.0000177881596486711" calcext:value-type="float">
            <text:p>1.77881596486711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0.00000226342236142945" calcext:value-type="float">
            <text:p>2.26342236142945E-06</text:p>
          </table:table-cell>
          <table:table-cell office:value-type="float" office:value="24" calcext:value-type="float">
            <text:p>24</text:p>
          </table:table-cell>
          <table:table-cell office:value-type="float" office:value="0.0000190014357095736" calcext:value-type="float">
            <text:p>1.90014357095736E-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0.00000218061292094841" calcext:value-type="float">
            <text:p>2.18061292094841E-06</text:p>
          </table:table-cell>
          <table:table-cell office:value-type="float" office:value="25" calcext:value-type="float">
            <text:p>25</text:p>
          </table:table-cell>
          <table:table-cell office:value-type="float" office:value="0.0000160728311992575" calcext:value-type="float">
            <text:p>1.60728311992575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0.00000210087072133069" calcext:value-type="float">
            <text:p>2.10087072133069E-06</text:p>
          </table:table-cell>
          <table:table-cell office:value-type="float" office:value="26" calcext:value-type="float">
            <text:p>26</text:p>
          </table:table-cell>
          <table:table-cell office:value-type="float" office:value="0.0000145611416485168" calcext:value-type="float">
            <text:p>1.45611416485168E-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0.0000021457622157963" calcext:value-type="float">
            <text:p>2.1457622157963E-06</text:p>
          </table:table-cell>
          <table:table-cell office:value-type="float" office:value="27" calcext:value-type="float">
            <text:p>27</text:p>
          </table:table-cell>
          <table:table-cell office:value-type="float" office:value="0.0000147013291285974" calcext:value-type="float">
            <text:p>1.47013291285974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0.00000207026541262081" calcext:value-type="float">
            <text:p>2.07026541262081E-06</text:p>
          </table:table-cell>
          <table:table-cell office:value-type="float" office:value="28" calcext:value-type="float">
            <text:p>28</text:p>
          </table:table-cell>
          <table:table-cell office:value-type="float" office:value="0.000014071895881034" calcext:value-type="float">
            <text:p>1.4071895881034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0.00000211250828005732" calcext:value-type="float">
            <text:p>2.11250828005732E-06</text:p>
          </table:table-cell>
          <table:table-cell office:value-type="float" office:value="29" calcext:value-type="float">
            <text:p>29</text:p>
          </table:table-cell>
          <table:table-cell office:value-type="float" office:value="0.0000146012509398324" calcext:value-type="float">
            <text:p>1.46012509398324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0.00000206271139090167" calcext:value-type="float">
            <text:p>2.06271139090167E-06</text:p>
          </table:table-cell>
          <table:table-cell office:value-type="float" office:value="30" calcext:value-type="float">
            <text:p>30</text:p>
          </table:table-cell>
          <table:table-cell office:value-type="float" office:value="0.0000135983440189308" calcext:value-type="float">
            <text:p>1.35983440189308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0.00000225463662955556" calcext:value-type="float">
            <text:p>2.25463662955556E-06</text:p>
          </table:table-cell>
          <table:table-cell office:value-type="float" office:value="31" calcext:value-type="float">
            <text:p>31</text:p>
          </table:table-cell>
          <table:table-cell office:value-type="float" office:value="0.0000134777670088073" calcext:value-type="float">
            <text:p>1.34777670088073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0.00000212064309070459" calcext:value-type="float">
            <text:p>2.12064309070459E-06</text:p>
          </table:table-cell>
          <table:table-cell office:value-type="float" office:value="32" calcext:value-type="float">
            <text:p>32</text:p>
          </table:table-cell>
          <table:table-cell office:value-type="float" office:value="0.0000146269731031182" calcext:value-type="float">
            <text:p>0.0000146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0.00000209906200323589" calcext:value-type="float">
            <text:p>2.09906200323589E-06</text:p>
          </table:table-cell>
          <table:table-cell office:value-type="float" office:value="33" calcext:value-type="float">
            <text:p>33</text:p>
          </table:table-cell>
          <table:table-cell office:value-type="float" office:value="0.0000124119832221323" calcext:value-type="float">
            <text:p>0.0000124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0.00000203217936196737" calcext:value-type="float">
            <text:p>2.03217936196737E-06</text:p>
          </table:table-cell>
          <table:table-cell office:value-type="float" office:value="34" calcext:value-type="float">
            <text:p>34</text:p>
          </table:table-cell>
          <table:table-cell office:value-type="float" office:value="0.0000134151579188748" calcext:value-type="float">
            <text:p>1.34151579188748E-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0.00000209321295257584" calcext:value-type="float">
            <text:p>2.09321295257584E-06</text:p>
          </table:table-cell>
          <table:table-cell office:value-type="float" office:value="35" calcext:value-type="float">
            <text:p>35</text:p>
          </table:table-cell>
          <table:table-cell office:value-type="float" office:value="0.0000124252440925551" calcext:value-type="float">
            <text:p>1.24252440925551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0.00000211189051067195" calcext:value-type="float">
            <text:p>2.11189051067195E-06</text:p>
          </table:table-cell>
          <table:table-cell office:value-type="float" office:value="36" calcext:value-type="float">
            <text:p>36</text:p>
          </table:table-cell>
          <table:table-cell office:value-type="float" office:value="0.0000129391839241217" calcext:value-type="float">
            <text:p>1.29391839241217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0.00000216409853097222" calcext:value-type="float">
            <text:p>2.16409853097222E-06</text:p>
          </table:table-cell>
          <table:table-cell office:value-type="float" office:value="37" calcext:value-type="float">
            <text:p>37</text:p>
          </table:table-cell>
          <table:table-cell office:value-type="float" office:value="0.0000109595268717822" calcext:value-type="float">
            <text:p>1.09595268717822E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0.000002167333542347" calcext:value-type="float">
            <text:p>2.167333542347E-06</text:p>
          </table:table-cell>
          <table:table-cell office:value-type="float" office:value="38" calcext:value-type="float">
            <text:p>38</text:p>
          </table:table-cell>
          <table:table-cell office:value-type="float" office:value="0.0000113386900078139" calcext:value-type="float">
            <text:p>1.13386900078139E-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0.00000207767524672443" calcext:value-type="float">
            <text:p>2.07767524672443E-06</text:p>
          </table:table-cell>
          <table:table-cell office:value-type="float" office:value="39" calcext:value-type="float">
            <text:p>39</text:p>
          </table:table-cell>
          <table:table-cell office:value-type="float" office:value="0.0000108954752322068" calcext:value-type="float">
            <text:p>1.08954752322068E-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0.00000205525660408466" calcext:value-type="float">
            <text:p>2.05525660408466E-06</text:p>
          </table:table-cell>
          <table:table-cell office:value-type="float" office:value="40" calcext:value-type="float">
            <text:p>40</text:p>
          </table:table-cell>
          <table:table-cell office:value-type="float" office:value="0.0000114157369780238" calcext:value-type="float">
            <text:p>1.14157369780238E-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0.00000210674947095723" calcext:value-type="float">
            <text:p>2.10674947095723E-06</text:p>
          </table:table-cell>
          <table:table-cell office:value-type="float" office:value="41" calcext:value-type="float">
            <text:p>41</text:p>
          </table:table-cell>
          <table:table-cell office:value-type="float" office:value="0.0000119880579349996" calcext:value-type="float">
            <text:p>1.19880579349996E-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0.00000222138824984524" calcext:value-type="float">
            <text:p>2.22138824984524E-06</text:p>
          </table:table-cell>
          <table:table-cell office:value-type="float" office:value="42" calcext:value-type="float">
            <text:p>42</text:p>
          </table:table-cell>
          <table:table-cell office:value-type="float" office:value="0.0000119900763363034" calcext:value-type="float">
            <text:p>1.19900763363034E-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0.00000223753447440256" calcext:value-type="float">
            <text:p>2.23753447440256E-06</text:p>
          </table:table-cell>
          <table:table-cell office:value-type="float" office:value="43" calcext:value-type="float">
            <text:p>43</text:p>
          </table:table-cell>
          <table:table-cell office:value-type="float" office:value="0.0000105251695148558" calcext:value-type="float">
            <text:p>1.05251695148558E-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0.00000209501382363316" calcext:value-type="float">
            <text:p>0.000002095</text:p>
          </table:table-cell>
          <table:table-cell office:value-type="float" office:value="44" calcext:value-type="float">
            <text:p>44</text:p>
          </table:table-cell>
          <table:table-cell office:value-type="float" office:value="0.0000098163119076076" calcext:value-type="float">
            <text:p>9.8163119076076E-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0.00000225741466957893" calcext:value-type="float">
            <text:p>2.25741466957893E-06</text:p>
          </table:table-cell>
          <table:table-cell office:value-type="float" office:value="45" calcext:value-type="float">
            <text:p>45</text:p>
          </table:table-cell>
          <table:table-cell office:value-type="float" office:value="0.0000124027146939885" calcext:value-type="float">
            <text:p>1.24027146939885E-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0.00000208126848913757" calcext:value-type="float">
            <text:p>2.08126848913757E-06</text:p>
          </table:table-cell>
          <table:table-cell office:value-type="float" office:value="46" calcext:value-type="float">
            <text:p>46</text:p>
          </table:table-cell>
          <table:table-cell office:value-type="float" office:value="0.00000946392780353263" calcext:value-type="float">
            <text:p>9.46392780353263E-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0.0000020734059605754" calcext:value-type="float">
            <text:p>2.0734059605754E-06</text:p>
          </table:table-cell>
          <table:table-cell office:value-type="float" office:value="47" calcext:value-type="float">
            <text:p>47</text:p>
          </table:table-cell>
          <table:table-cell office:value-type="float" office:value="0.0000100122041742165" calcext:value-type="float">
            <text:p>1.00122041742165E-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0.0000020215386225388" calcext:value-type="float">
            <text:p>2.0215386225388E-06</text:p>
          </table:table-cell>
          <table:table-cell office:value-type="float" office:value="48" calcext:value-type="float">
            <text:p>48</text:p>
          </table:table-cell>
          <table:table-cell office:value-type="float" office:value="0.0000122537037158911" calcext:value-type="float">
            <text:p>1.22537037158911E-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0.0000021424793384149" calcext:value-type="float">
            <text:p>2.1424793384149E-06</text:p>
          </table:table-cell>
          <table:table-cell office:value-type="float" office:value="49" calcext:value-type="float">
            <text:p>49</text:p>
          </table:table-cell>
          <table:table-cell office:value-type="float" office:value="0.000012054555101843" calcext:value-type="float">
            <text:p>1.2054555101843E-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0.00000209708488445062" calcext:value-type="float">
            <text:p>2.09708488445062E-06</text:p>
          </table:table-cell>
          <table:table-cell office:value-type="float" office:value="50" calcext:value-type="float">
            <text:p>50</text:p>
          </table:table-cell>
          <table:table-cell office:value-type="float" office:value="0.0000111200043482734" calcext:value-type="float">
            <text:p>0.000011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0.00000213177700892593" calcext:value-type="float">
            <text:p>2.13177700892593E-06</text:p>
          </table:table-cell>
          <table:table-cell office:value-type="float" office:value="51" calcext:value-type="float">
            <text:p>51</text:p>
          </table:table-cell>
          <table:table-cell office:value-type="float" office:value="0.0000118042008505489" calcext:value-type="float">
            <text:p>1.18042008505489E-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0.00000230924783204365" calcext:value-type="float">
            <text:p>2.30924783204365E-06</text:p>
          </table:table-cell>
          <table:table-cell office:value-type="float" office:value="52" calcext:value-type="float">
            <text:p>52</text:p>
          </table:table-cell>
          <table:table-cell office:value-type="float" office:value="0.000012411845343634" calcext:value-type="float">
            <text:p>1.2411845343634E-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0.00000209561992425397" calcext:value-type="float">
            <text:p>2.09561992425397E-06</text:p>
          </table:table-cell>
          <table:table-cell office:value-type="float" office:value="53" calcext:value-type="float">
            <text:p>53</text:p>
          </table:table-cell>
          <table:table-cell office:value-type="float" office:value="0.0000102527225334334" calcext:value-type="float">
            <text:p>1.02527225334334E-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0.00000202861423619841" calcext:value-type="float">
            <text:p>2.02861423619841E-06</text:p>
          </table:table-cell>
          <table:table-cell office:value-type="float" office:value="54" calcext:value-type="float">
            <text:p>54</text:p>
          </table:table-cell>
          <table:table-cell office:value-type="float" office:value="0.0000114415615636076" calcext:value-type="float">
            <text:p>1.14415615636076E-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0.00000235273773550706" calcext:value-type="float">
            <text:p>2.35273773550706E-06</text:p>
          </table:table-cell>
          <table:table-cell office:value-type="float" office:value="55" calcext:value-type="float">
            <text:p>55</text:p>
          </table:table-cell>
          <table:table-cell office:value-type="float" office:value="0.0000102424357370503" calcext:value-type="float">
            <text:p>1.02424357370503E-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0.00000203807363195547" calcext:value-type="float">
            <text:p>2.03807363195547E-06</text:p>
          </table:table-cell>
          <table:table-cell office:value-type="float" office:value="56" calcext:value-type="float">
            <text:p>56</text:p>
          </table:table-cell>
          <table:table-cell office:value-type="float" office:value="0.00000959052691953176" calcext:value-type="float">
            <text:p>9.59052691953176E-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0.00000213681206154277" calcext:value-type="float">
            <text:p>2.13681206154277E-06</text:p>
          </table:table-cell>
          <table:table-cell office:value-type="float" office:value="57" calcext:value-type="float">
            <text:p>57</text:p>
          </table:table-cell>
          <table:table-cell office:value-type="float" office:value="0.0000108444457657377" calcext:value-type="float">
            <text:p>1.08444457657377E-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0.00000213127833692063" calcext:value-type="float">
            <text:p>2.13127833692063E-06</text:p>
          </table:table-cell>
          <table:table-cell office:value-type="float" office:value="58" calcext:value-type="float">
            <text:p>58</text:p>
          </table:table-cell>
          <table:table-cell office:value-type="float" office:value="0.0000102986733998867" calcext:value-type="float">
            <text:p>1.02986733998867E-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0.00000244267590743827" calcext:value-type="float">
            <text:p>2.44267590743827E-06</text:p>
          </table:table-cell>
          <table:table-cell office:value-type="float" office:value="59" calcext:value-type="float">
            <text:p>59</text:p>
          </table:table-cell>
          <table:table-cell office:value-type="float" office:value="0.00000950006873521343" calcext:value-type="float">
            <text:p>9.50006873521343E-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0.00000225872055494444" calcext:value-type="float">
            <text:p>2.25872055494444E-06</text:p>
          </table:table-cell>
          <table:table-cell office:value-type="float" office:value="60" calcext:value-type="float">
            <text:p>60</text:p>
          </table:table-cell>
          <table:table-cell office:value-type="float" office:value="0.00000932001883701279" calcext:value-type="float">
            <text:p>0.000009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1T21:22:14.878252913</dc:date>
    <meta:editing-duration>PT41S</meta:editing-duration>
    <meta:editing-cycles>1</meta:editing-cycles>
    <meta:document-statistic meta:table-count="1" meta:cell-count="304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01cm" style:legend-expansion="high" chart:style-name="ch2"/>
        <chart:plot-area chart:style-name="ch3" table:cell-range-address="light_loss.E1:light_loss.E61" chart:data-source-has-labels="row" svg:x="0.32cm" svg:y="0.18cm" svg:width="12.534cm" svg:height="8.64cm">
          <chartooo:coordinate-region svg:x="1.788cm" svg:y="0.379cm" svg:width="11.066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ght_loss.E2:light_loss.E61" chart:label-cell-address="light_loss.E1:light_loss.E1" chart:class="chart:line"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_loss</text:p>
                <draw:g>
                  <svg:desc>light_loss.E1:light_los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17006366968278">
                <text:p>0.000117006366968278</text:p>
                <draw:g>
                  <svg:desc>light_loss.E2:light_loss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312194689784894">
                <text:p>0.0000312194689784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19975260401821">
                <text:p>0.00003199752604018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338746427961252">
                <text:p>0.0000338746427961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317850610918981">
                <text:p>0.0000317850610918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301432081253748">
                <text:p>0.0000301432081253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313207190887932">
                <text:p>0.00003132071908879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294105592738867">
                <text:p>0.0000294105592738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307541433361949">
                <text:p>0.00003075414333619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286999660895053">
                <text:p>0.00002869996608950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284843700097104">
                <text:p>0.00002848437000971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278251719625445">
                <text:p>0.0000278251719625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269005391232266">
                <text:p>0.00002690053912322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264381959934766">
                <text:p>0.00002643819599347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275269310719246">
                <text:p>0.0000275269310719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254071302220428">
                <text:p>0.00002540713022204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244493895103677">
                <text:p>0.00002444938951036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217334792476411">
                <text:p>0.00002173347924764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20251345705444">
                <text:p>0.0000202513457054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216316599745768">
                <text:p>0.00002163165997457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19365752929448">
                <text:p>0.0000193657529294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198400083270988">
                <text:p>0.00001984000832709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177881596486711">
                <text:p>0.00001778815964867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190014357095736">
                <text:p>0.00001900143570957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160728311992575">
                <text:p>0.00001607283119925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145611416485168">
                <text:p>0.00001456114164851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147013291285974">
                <text:p>0.00001470132912859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14071895881034">
                <text:p>0.0000140718958810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146012509398324">
                <text:p>0.00001460125093983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135983440189308">
                <text:p>0.00001359834401893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134777670088073">
                <text:p>0.00001347776700880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146269731031182">
                <text:p>0.0000146269731031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124119832221323">
                <text:p>0.00001241198322213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134151579188748">
                <text:p>0.00001341515791887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124252440925551">
                <text:p>0.00001242524409255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129391839241217">
                <text:p>0.00001293918392412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109595268717822">
                <text:p>0.00001095952687178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113386900078139">
                <text:p>0.00001133869000781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108954752322068">
                <text:p>0.00001089547523220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114157369780238">
                <text:p>0.00001141573697802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119880579349996">
                <text:p>0.00001198805793499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119900763363034">
                <text:p>0.00001199007633630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105251695148558">
                <text:p>0.00001052516951485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98163119076076">
                <text:p>0.00000981631190760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124027146939885">
                <text:p>0.00001240271469398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946392780353263">
                <text:p>0.000009463927803532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100122041742165">
                <text:p>0.00001001220417421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122537037158911">
                <text:p>0.00001225370371589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12054555101843">
                <text:p>0.0000120545551018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111200043482734">
                <text:p>0.00001112000434827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118042008505489">
                <text:p>0.00001180420085054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12411845343634">
                <text:p>0.0000124118453436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102527225334334">
                <text:p>0.00001025272253343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114415615636076">
                <text:p>0.00001144156156360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102424357370503">
                <text:p>0.00001024243573705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959052691953176">
                <text:p>0.000009590526919531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108444457657377">
                <text:p>0.00001084444576573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102986733998867">
                <text:p>0.00001029867339988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950006873521343">
                <text:p>0.00000950006873521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932001883701279">
                <text:p>0.000009320018837012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8cm" svg:height="9.006cm" xlink:href=".." xlink:type="simple" chart:class="chart:line" chart:style-name="ch1">
        <chart:legend chart:legend-position="end" svg:x="13.272cm" svg:y="4.204cm" style:legend-expansion="high" chart:style-name="ch2"/>
        <chart:plot-area chart:style-name="ch3" table:cell-range-address="light_loss.C1:light_loss.C61" chart:data-source-has-labels="row" svg:x="0.32cm" svg:y="0.18cm" svg:width="12.632cm" svg:height="8.646cm">
          <chartooo:coordinate-region svg:x="2.159cm" svg:y="0.38cm" svg:width="10.793cm" svg:height="7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ght_loss.C2:light_loss.C61" chart:label-cell-address="light_loss.C1:light_loss.C1" chart:class="chart:line"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_loss</text:p>
                <draw:g>
                  <svg:desc>light_loss.C1:light_los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232965228648898">
                <text:p>0.00000232965228648898</text:p>
                <draw:g>
                  <svg:desc>light_loss.C2:light_loss.C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201018755539198">
                <text:p>0.00000201018755539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23266846088276">
                <text:p>0.0000023266846088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207876258144268">
                <text:p>0.000002078762581442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203338933764109">
                <text:p>0.000002033389337641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200437463097619">
                <text:p>0.00000200437463097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201753906736508">
                <text:p>0.00000201753906736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201193614563227">
                <text:p>0.000002011936145632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204377448752513">
                <text:p>0.000002043774487525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201516738376455">
                <text:p>0.000002015167383764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20675430972231">
                <text:p>0.00000206754309722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198771156581393">
                <text:p>0.000001987711565813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202605886841755">
                <text:p>0.00000202605886841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199426370051367">
                <text:p>0.000001994263700513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201900574746428">
                <text:p>0.00000201900574746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202366273080688">
                <text:p>0.000002023662730806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200690819911861">
                <text:p>0.000002006908199118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2043582924291">
                <text:p>0.0000020435829242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211157737005115">
                <text:p>0.00000211157737005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204080485405908">
                <text:p>0.000002040804854059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205707336234436">
                <text:p>0.000002057073362344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207863320427998">
                <text:p>0.00000207863320427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202662391948236">
                <text:p>0.000002026623919482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226342236142945">
                <text:p>0.000002263422361429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218061292094841">
                <text:p>0.000002180612920948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210087072133069">
                <text:p>0.000002100870721330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21457622157963">
                <text:p>0.00000214576221579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207026541262081">
                <text:p>0.000002070265412620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211250828005732">
                <text:p>0.000002112508280057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206271139090167">
                <text:p>0.000002062711390901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225463662955556">
                <text:p>0.000002254636629555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212064309070459">
                <text:p>0.000002120643090704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209906200323589">
                <text:p>0.000002099062003235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203217936196737">
                <text:p>0.000002032179361967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209321295257584">
                <text:p>0.000002093212952575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211189051067195">
                <text:p>0.000002111890510671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216409853097222">
                <text:p>0.000002164098530972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2167333542347">
                <text:p>0.0000021673335423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207767524672443">
                <text:p>0.000002077675246724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205525660408466">
                <text:p>0.000002055256604084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210674947095723">
                <text:p>0.000002106749470957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222138824984524">
                <text:p>0.00000222138824984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223753447440256">
                <text:p>0.000002237534474402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209501382363316">
                <text:p>0.000002095013823633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225741466957893">
                <text:p>0.000002257414669578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208126848913757">
                <text:p>0.000002081268489137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20734059605754">
                <text:p>0.00000207340596057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20215386225388">
                <text:p>0.00000202153862253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21424793384149">
                <text:p>0.00000214247933841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209708488445062">
                <text:p>0.000002097084884450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213177700892593">
                <text:p>0.000002131777008925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230924783204365">
                <text:p>0.000002309247832043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209561992425397">
                <text:p>0.000002095619924253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202861423619841">
                <text:p>0.000002028614236198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235273773550706">
                <text:p>0.000002352737735507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203807363195547">
                <text:p>0.000002038073631955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213681206154277">
                <text:p>0.000002136812061542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213127833692063">
                <text:p>0.000002131278336920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244267590743827">
                <text:p>0.000002442675907438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225872055494444">
                <text:p>0.000002258720554944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